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_____ Miguel Ángel Campos Cubillas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7:17:41.9052968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22T17:19:17.104403051</dc:date>
    <meta:editing-cycles>6</meta:editing-cycles>
    <meta:editing-duration>PT1H11M41S</meta:editing-duration>
    <meta:document-statistic meta:table-count="1" meta:cell-count="147" meta:object-count="0"/>
  </office:meta>
</office:document-meta>
</file>